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stroke="none" draw:fill="solid" draw:fill-color="#804c19" draw:textarea-horizontal-align="center" draw:textarea-vertical-align="middle"/>
    </style:style>
    <style:style style:name="gr3" style:family="graphic" style:parent-style-name="standard">
      <style:graphic-properties draw:stroke="none" draw:fill="solid" draw:fill-color="#23b8dc"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8.889cm" svg:height="12.064cm" svg:x="-1.016cm" svg:y="-1.016cm" svg:viewBox="0 0 8890 12065" svg:d="m6350 12065-115-5c-100-12-201-23-302-35-67-12-134-25-202-38-75-18-150-37-225-56-80-26-160-52-241-79-83-35-166-70-248-104-83-45-166-90-249-135-81-56-161-112-241-168-75-69-150-137-225-205-68-82-135-165-202-247-57-97-114-193-171-290-44-113-88-227-131-340-29-130-57-260-85-391-10-149-20-298-30-447v-3175c0 1058 0 0 0 0-1228 0-2455 0-3683 0 1228 0 0 0 0 0 847-847 1693-1693 2540-2540 381 0 762 0 1143 0 0-381 0-762 0-1143 889-889 1778-1778 2667-2667-2117 2117 0 0 0 0 0 1270 0 2540 0 3810 847 0 1693 0 2540 0 0 847 0 1693 0 2540-847 0-1693 0-2540 0 0 635 0 1270 0 1905 0-2752 0 0 0 0 5 75 10 149 14 224 14 65 27 130 41 195 20 57 41 113 62 170 27 48 54 97 81 145 32 41 65 82 97 123 35 35 71 69 107 103 38 28 76 56 115 84 39 22 79 45 118 67 39 18 79 35 118 53 39 13 77 26 115 39 36 9 72 19 107 28 32 7 65 13 97 19 48 6 95 12 143 18 19 0 37 1 55 2h1270c-423 0 0 0 0 0v2540h-2540 2540z">
          <text:p/>
        </draw:path>
        <draw:path draw:style-name="gr2" draw:text-style-name="P1" draw:layer="layout" svg:width="3.238cm" svg:height="5.078cm" svg:x="0.254cm" svg:y="5.335cm" svg:viewBox="0 0 3239 5079" svg:d="m0 2539v-2539h2413v3175c10 149 20 298 30 447 28 131 56 261 85 391 43 113 87 227 131 340 57 97 114 193 171 290 67 82 134 165 202 247 69 63 138 126 207 189h-699c-1403 0-2540-1137-2540-2540z">
          <text:p/>
        </draw:path>
        <draw:polygon draw:style-name="gr2" draw:text-style-name="P1" draw:layer="layout" svg:width="3.81cm" svg:height="3.81cm" svg:x="0.254cm" svg:y="0.254cm" svg:viewBox="0 0 3811 3811" draw:points="0,0 2540,0 3811,0 2413,1398 2413,2541 1270,2541 0,3811">
          <text:p/>
        </draw:polygon>
        <draw:path draw:style-name="gr3" draw:text-style-name="P1" draw:layer="layout" svg:width="5.079cm" svg:height="10.159cm" svg:x="5.334cm" svg:y="0.254cm" svg:viewBox="0 0 5080 10160" svg:d="m2540 0c1403 0 2540 1137 2540 2540v2540 5080h-2540v-1904h-1270c-18-1-36-2-55-2-48-6-95-12-143-18-32-6-65-12-97-19-35-9-71-19-107-28-38-13-76-26-115-39-39-18-79-35-118-53-39-22-79-45-118-67-39-28-77-56-115-84l-107-103-97-123c-27-48-54-97-81-145-21-57-42-113-62-170-14-65-27-130-41-195-4-75-9-149-14-224v-1905h2540v-2540h-2540v-2541z">
          <text:p/>
        </draw:path>
        <draw:circle draw:style-name="gr1" draw:text-style-name="P1" draw:layer="layout" svg:width="2.54cm" svg:height="2.54cm" svg:x="9.144cm" svg:y="4.953cm">
          <text:p/>
        </draw:circle>
        <draw:circle draw:style-name="gr1" draw:text-style-name="P1" draw:layer="layout" svg:width="1.524cm" svg:height="1.524cm" svg:x="8.455cm" svg:y="7.62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668cm" fo:page-height="10.668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Amy Lyn Pilato</meta:initial-creator>
    <meta:creation-date>2008-05-24T19:37:45</meta:creation-date>
    <dc:creator>Amy Lyn Pilato</dc:creator>
    <dc:date>2008-05-24T21:14:16</dc:date>
    <meta:editing-cycles>6</meta:editing-cycles>
    <meta:editing-duration>PT1H28M30S</meta:editing-duration>
    <meta:user-defined meta:name="Info 1"/>
    <meta:user-defined meta:name="Info 2"/>
    <meta:user-defined meta:name="Info 3"/>
    <meta:user-defined meta:name="Info 4"/>
    <meta:document-statistic meta:object-count="6"/>
  </office:meta>
</office:document-meta>
</file>